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Table of Contents</text:p>
          <text:p text:style-name="Contents1"><text:a xlink:href="#__RefHeading___Toc14218_2028135211" office:target-frame-name="_top" xlink:show="replace"><text:s/>1 Array<text:tab/>2</text:a></text:p>
          <text:p text:style-name="Contents2"><text:a xlink:href="#__RefHeading___Toc62_1101774027" office:target-frame-name="_top" xlink:show="replace"><text:s/>1.1 Add c++11<text:tab/>2</text:a></text:p>
          <text:p text:style-name="Contents2"><text:a xlink:href="#__RefHeading___Toc64_1101774027" office:target-frame-name="_top" xlink:show="replace"><text:s/>1.2 run deal.ii on eclipse, Dec. 28, 2018<text:tab/>2</text:a></text:p>
        </text:index-body>
      </text:table-of-content>
      <text:h text:style-name="Heading1" text:outline-level="1"/>
      <text:h text:style-name="Heading2" text:outline-level="2"><text:bookmark-start text:name="__RefHeading___Toc62_1101774027"/>Add c++11<text:bookmark-end text:name="__RefHeading___Toc62_1101774027"/></text:h>
      <text:p text:style-name="PreformattedText"><text:a xlink:href="https://www.google.nl/search?q=add+c%2B%2B11+to+eclipse&amp;ie=utf-8&amp;oe=utf-8&amp;gws_rd=cr&amp;dcr=0&amp;ei=cnVYWvnIAYWkwALhmoe4Dg" office:target-frame-name="_top" xlink:show="replace">https://www.google.nl/search?q=add+c%2B%2B11+to+eclipse&amp;ie=utf-8&amp;oe=utf-8&amp;gws_rd=cr&amp;dcr=0&amp;ei=cnVYWvnIAYWkwALhmoe4Dg</text:a></text:p>
      <text:p text:style-name="PreformattedText"/>
      <text:h text:style-name="Heading2" text:outline-level="2"><text:bookmark-start text:name="__RefHeading___Toc64_1101774027"/>run deal.ii on eclipse, Dec. 28, 2018<text:bookmark-end text:name="__RefHeading___Toc64_1101774027"/></text:h>
      <text:p text:style-name="Textbody">Setting up a project using deal.II with CMake help</text:p>
      <text:p text:style-name="Textbody"><text:a xlink:href="https://github.com/dealii/dealii/wiki/Eclipse" office:target-frame-name="_top" xlink:show="replace">https://github.com/dealii/dealii/wiki/Eclipse</text:a></text:p>
      <text:p text:style-name="Textbody"><text:a xlink:href="https://stackoverflow.com/questions/9280992/using-argc-and-argv-in-eclipse" office:target-frame-name="_top" xlink:show="replace"/></text:p>
      <text:p text:style-name="Textbody">Using argc and argv in Eclipse</text:p>
      <text:p text:style-name="Textbody">Click on the "Project-&gt;Properties" then in "Run/Debug settings" click on the "New button". Choose C++ application. Here you can see that there are 4 tabs, and the second tab is called "arguments". In this tab you can see a textarea. Type your application's argument there, and click "OK". When you will execute your application thanks to the "play" button of eclipse, your program will be called with arguments.</text:p>
      <text:p text:style-name="Textbody"><text:a xlink:href="https://stackoverflow.com/questions/9280992/using-argc-and-argv-in-eclipse/9281217" office:target-frame-name="_top" xlink:show="replace">https://stackoverflow.com/questions/9280992/using-argc-and-argv-in-eclipse/9281217</text:a>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9-06T02:26:00Z</dc:date>
    <meta:template xlink:href="Normal.dotm" xlink:type="simple"/>
    <meta:editing-cycles>55</meta:editing-cycles>
    <meta:editing-duration>PT67218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17" meta:character-count="1452" meta:row-count="10" meta:non-whitespace-character-count="1237"/>
  </office:meta>
</office:document-meta>
</file>